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2cc6" officeooo:paragraph-rsid="00062cc6"/>
    </style:style>
    <style:style style:name="P2" style:family="paragraph" style:parent-style-name="Standard">
      <style:text-properties officeooo:rsid="00062cc6" officeooo:paragraph-rsid="0011e40a"/>
    </style:style>
    <style:style style:name="P3" style:family="paragraph" style:parent-style-name="Standard">
      <style:text-properties officeooo:rsid="00062cc6" officeooo:paragraph-rsid="0013ace3"/>
    </style:style>
    <style:style style:name="P4" style:family="paragraph" style:parent-style-name="Standard">
      <style:text-properties fo:font-size="15pt" fo:font-weight="bold" officeooo:rsid="00062cc6" officeooo:paragraph-rsid="0011e40a" style:font-size-asian="15pt" style:font-weight-asian="bold" style:font-size-complex="15pt" style:font-weight-complex="bold"/>
    </style:style>
    <style:style style:name="P5" style:family="paragraph" style:parent-style-name="Standard">
      <style:text-properties fo:font-weight="bold" officeooo:rsid="00062cc6" officeooo:paragraph-rsid="00062cc6" style:font-weight-asian="bold" style:font-weight-complex="bold"/>
    </style:style>
    <style:style style:name="P6" style:family="paragraph" style:parent-style-name="Standard">
      <style:text-properties fo:font-weight="bold" officeooo:rsid="00062cc6" officeooo:paragraph-rsid="0007fb4f" style:font-weight-asian="bold" style:font-weight-complex="bold"/>
    </style:style>
    <style:style style:name="P7" style:family="paragraph" style:parent-style-name="Standard">
      <style:text-properties fo:font-weight="bold" officeooo:rsid="0007fb4f" officeooo:paragraph-rsid="0007fb4f" style:font-weight-asian="bold" style:font-weight-complex="bold"/>
    </style:style>
    <style:style style:name="P8" style:family="paragraph" style:parent-style-name="Standard">
      <style:text-properties officeooo:paragraph-rsid="00062cc6"/>
    </style:style>
    <style:style style:name="P9" style:family="paragraph" style:parent-style-name="Standard">
      <style:text-properties officeooo:rsid="0007fb4f" officeooo:paragraph-rsid="0007fb4f"/>
    </style:style>
    <style:style style:name="P10" style:family="paragraph" style:parent-style-name="Standard">
      <style:text-properties fo:color="#0000cc" officeooo:rsid="0007fb4f" officeooo:paragraph-rsid="0007fb4f"/>
    </style:style>
    <style:style style:name="P11" style:family="paragraph" style:parent-style-name="Standard">
      <style:text-properties fo:color="#0000cc" officeooo:rsid="00062cc6" officeooo:paragraph-rsid="00062cc6"/>
    </style:style>
    <style:style style:name="P12" style:family="paragraph" style:parent-style-name="Standard">
      <style:text-properties fo:color="#0000cc" officeooo:rsid="00062cc6" officeooo:paragraph-rsid="0013ace3"/>
    </style:style>
    <style:style style:name="P13" style:family="paragraph" style:parent-style-name="Standard">
      <style:text-properties fo:color="#0000cc" officeooo:rsid="0013ace3" officeooo:paragraph-rsid="0013ace3"/>
    </style:style>
    <style:style style:name="P14" style:family="paragraph" style:parent-style-name="Standard">
      <style:text-properties officeooo:paragraph-rsid="0013ace3"/>
    </style:style>
    <style:style style:name="P15" style:family="paragraph" style:parent-style-name="Standard">
      <style:text-properties officeooo:paragraph-rsid="00158fbe"/>
    </style:style>
    <style:style style:name="T1" style:family="text">
      <style:text-properties officeooo:rsid="00062cc6"/>
    </style:style>
    <style:style style:name="T2" style:family="text">
      <style:text-properties fo:color="#0000cc"/>
    </style:style>
    <style:style style:name="T3" style:family="text">
      <style:text-properties officeooo:rsid="0007fb4f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0ad2dc"/>
    </style:style>
    <style:style style:name="T6" style:family="text">
      <style:text-properties officeooo:rsid="0011e40a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officeooo:rsid="0011e40a"/>
    </style:style>
    <style:style style:name="T9" style:family="text">
      <style:text-properties officeooo:rsid="0013ac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lasse <text:span text:style-name="T6">PiLED</text:span></text:p>
      <text:p text:style-name="P1"/>
      <text:p text:style-name="P11">package fotos.net.PILED</text:p>
      <text:p text:style-name="P1"/>
      <text:p text:style-name="P2">Classe qui permet de c<text:span text:style-name="T6">réer une référence aux LED connecté au microcontrôleur. </text:span><text:span text:style-name="T8">Ne devrait jamais être créé à l'extérieur de la classe </text:span><text:span text:style-name="T7">PILEDManager.</text:span></text:p>
      <text:p text:style-name="P1"/>
      <text:p text:style-name="P5">Propriétés</text:p>
      <text:p text:style-name="P1"/>
      <text:p text:style-name="P11"><text:span text:style-name="T9">name</text:span>:String</text:p>
      <text:p text:style-name="P8"><text:span text:style-name="T1"><text:tab/>(Lecture seule) <text:s/>Le nom par laquel le LED est référencé dans le fichier XML</text:span></text:p>
      <text:p text:style-name="P3"/>
      <text:p text:style-name="P13">rPin:uint</text:p>
      <text:p text:style-name="P14"><text:span text:style-name="T1"><text:tab/>(Lecture seule) <text:s/>La pin qui correspond à la couleur rouge sur le microcontrôleur</text:span></text:p>
      <text:p text:style-name="P14"/>
      <text:p text:style-name="P12"><text:span text:style-name="T9">gPin:uint</text:span></text:p>
      <text:p text:style-name="P15"><text:span text:style-name="T1"><text:tab/>(Lecture seule) <text:s/>La pin qui correspond à la couleur vert sur le microcontrôleur</text:span></text:p>
      <text:p text:style-name="P14"/>
      <text:p text:style-name="P13">bPin:uint</text:p>
      <text:p text:style-name="P15"><text:span text:style-name="T1"><text:tab/>(Lecture seule) <text:s/>La pin qui correspond à la couleur bleu sur le microcontrôleur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0T13:47:08.121823265</meta:creation-date>
    <dc:date>2015-02-10T14:36:09.871072349</dc:date>
    <meta:editing-duration>PT33M6S</meta:editing-duration>
    <meta:editing-cycles>12</meta:editing-cycles>
    <meta:generator>LibreOffice/4.3.3.2$Linux_X86_64 LibreOffice_project/430m0$Build-2</meta:generator>
    <meta:document-statistic meta:table-count="0" meta:image-count="0" meta:object-count="0" meta:page-count="1" meta:paragraph-count="12" meta:word-count="85" meta:character-count="546" meta:non-whitespace-character-count="465"/>
  </office:meta>
</office:document-meta>
</file>